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bdb4c" officeooo:paragraph-rsid="000bdb4c"/>
    </style:style>
    <style:style style:name="P2" style:family="paragraph" style:parent-style-name="Standard">
      <style:paragraph-properties fo:text-align="center" style:justify-single-word="false"/>
      <style:text-properties officeooo:rsid="000bdb4c" officeooo:paragraph-rsid="000d4353"/>
    </style:style>
    <style:style style:name="P3" style:family="paragraph" style:parent-style-name="Standard">
      <style:paragraph-properties fo:text-align="start" style:justify-single-word="false"/>
      <style:text-properties officeooo:rsid="000bdb4c" officeooo:paragraph-rsid="000bdb4c"/>
    </style:style>
    <style:style style:name="P4" style:family="paragraph" style:parent-style-name="Standard">
      <style:paragraph-properties fo:text-align="start" style:justify-single-word="false"/>
      <style:text-properties officeooo:rsid="000bdb4c" officeooo:paragraph-rsid="000d4353"/>
    </style:style>
    <style:style style:name="P5" style:family="paragraph" style:parent-style-name="Standard">
      <style:paragraph-properties fo:text-align="start" style:justify-single-word="false"/>
      <style:text-properties officeooo:rsid="000bdb4c" officeooo:paragraph-rsid="00168a18"/>
    </style:style>
    <style:style style:name="P6" style:family="paragraph" style:parent-style-name="Standard">
      <style:paragraph-properties fo:text-align="start" style:justify-single-word="false"/>
      <style:text-properties officeooo:rsid="000d4353" officeooo:paragraph-rsid="000d4353"/>
    </style:style>
    <style:style style:name="P7" style:family="paragraph" style:parent-style-name="Standard">
      <style:paragraph-properties fo:text-align="start" style:justify-single-word="false"/>
      <style:text-properties officeooo:rsid="000d4bd6" officeooo:paragraph-rsid="000d4bd6"/>
    </style:style>
    <style:style style:name="P8" style:family="paragraph" style:parent-style-name="Standard">
      <style:paragraph-properties fo:text-align="start" style:justify-single-word="false"/>
      <style:text-properties officeooo:rsid="000d4bd6" officeooo:paragraph-rsid="000f3cba"/>
    </style:style>
    <style:style style:name="P9" style:family="paragraph" style:parent-style-name="Standard">
      <style:paragraph-properties fo:text-align="start" style:justify-single-word="false"/>
      <style:text-properties officeooo:rsid="000d4bd6" officeooo:paragraph-rsid="00168a18"/>
    </style:style>
    <style:style style:name="P10" style:family="paragraph" style:parent-style-name="Standard">
      <style:paragraph-properties fo:text-align="start" style:justify-single-word="false"/>
      <style:text-properties officeooo:rsid="000f3cba" officeooo:paragraph-rsid="000f3cba"/>
    </style:style>
    <style:style style:name="P11" style:family="paragraph" style:parent-style-name="Standard">
      <style:paragraph-properties fo:text-align="start" style:justify-single-word="false"/>
      <style:text-properties officeooo:rsid="000fdd8c" officeooo:paragraph-rsid="00168a18"/>
    </style:style>
    <style:style style:name="P12" style:family="paragraph" style:parent-style-name="Standard">
      <style:paragraph-properties fo:text-align="start" style:justify-single-word="false"/>
      <style:text-properties officeooo:rsid="00115232" officeooo:paragraph-rsid="00115232"/>
    </style:style>
    <style:style style:name="P13" style:family="paragraph" style:parent-style-name="Standard">
      <style:paragraph-properties fo:text-align="start" style:justify-single-word="false"/>
      <style:text-properties officeooo:rsid="00115232" officeooo:paragraph-rsid="00168a18"/>
    </style:style>
    <style:style style:name="P14" style:family="paragraph" style:parent-style-name="Standard">
      <style:paragraph-properties fo:text-align="start" style:justify-single-word="false"/>
      <style:text-properties officeooo:rsid="001166b1" officeooo:paragraph-rsid="001166b1"/>
    </style:style>
    <style:style style:name="P15" style:family="paragraph" style:parent-style-name="Standard">
      <style:paragraph-properties fo:text-align="start" style:justify-single-word="false"/>
      <style:text-properties officeooo:rsid="001166b1" officeooo:paragraph-rsid="00168a18"/>
    </style:style>
    <style:style style:name="P16" style:family="paragraph" style:parent-style-name="Standard">
      <style:paragraph-properties fo:text-align="start" style:justify-single-word="false"/>
      <style:text-properties officeooo:rsid="0012851e" officeooo:paragraph-rsid="0013a7fa"/>
    </style:style>
    <style:style style:name="P17" style:family="paragraph" style:parent-style-name="Standard">
      <style:paragraph-properties fo:text-align="start" style:justify-single-word="false"/>
      <style:text-properties officeooo:rsid="0012851e" officeooo:paragraph-rsid="00168a18"/>
    </style:style>
    <style:style style:name="P18" style:family="paragraph" style:parent-style-name="Standard">
      <style:paragraph-properties fo:text-align="start" style:justify-single-word="false"/>
      <style:text-properties officeooo:rsid="0013a7fa" officeooo:paragraph-rsid="00168a18"/>
    </style:style>
    <style:style style:name="P19" style:family="paragraph" style:parent-style-name="Standard">
      <style:paragraph-properties fo:text-align="start" style:justify-single-word="false"/>
      <style:text-properties officeooo:rsid="001540bc" officeooo:paragraph-rsid="00168a18"/>
    </style:style>
    <style:style style:name="P20" style:family="paragraph" style:parent-style-name="Standard">
      <style:paragraph-properties fo:text-align="start" style:justify-single-word="false"/>
      <style:text-properties officeooo:rsid="00168a18" officeooo:paragraph-rsid="00168a18"/>
    </style:style>
    <style:style style:name="P21" style:family="paragraph" style:parent-style-name="Standard">
      <style:paragraph-properties fo:text-align="start" style:justify-single-word="false"/>
      <style:text-properties officeooo:rsid="00168a18" officeooo:paragraph-rsid="000bdb4c"/>
    </style:style>
    <style:style style:name="P22" style:family="paragraph" style:parent-style-name="Standard">
      <style:paragraph-properties fo:text-align="start" style:justify-single-word="false"/>
      <style:text-properties style:text-underline-style="solid" style:text-underline-width="auto" style:text-underline-color="font-color" fo:font-weight="bold" officeooo:rsid="0016da58" officeooo:paragraph-rsid="0016da58" style:font-weight-asian="bold" style:font-weight-complex="bold"/>
    </style:style>
    <style:style style:name="P23" style:family="paragraph" style:parent-style-name="Standard">
      <style:paragraph-properties fo:text-align="start" style:justify-single-word="false"/>
      <style:text-properties officeooo:rsid="0013a7fa" officeooo:paragraph-rsid="00168a18"/>
    </style:style>
    <style:style style:name="P24" style:family="paragraph" style:parent-style-name="Standard">
      <style:paragraph-properties fo:text-align="start" style:justify-single-word="false"/>
      <style:text-properties officeooo:rsid="000f3cba" officeooo:paragraph-rsid="000f3cba"/>
    </style:style>
    <style:style style:name="P25" style:family="paragraph" style:parent-style-name="Standard">
      <style:paragraph-properties fo:text-align="start" style:justify-single-word="false"/>
      <style:text-properties officeooo:rsid="00195967" officeooo:paragraph-rsid="00195967"/>
    </style:style>
    <style:style style:name="P26" style:family="paragraph" style:parent-style-name="Standard">
      <style:paragraph-properties fo:text-align="start" style:justify-single-word="false"/>
      <style:text-properties officeooo:rsid="001a5b70" officeooo:paragraph-rsid="001a5b70"/>
    </style:style>
    <style:style style:name="P27" style:family="paragraph" style:parent-style-name="Standard">
      <style:paragraph-properties fo:text-align="start" style:justify-single-word="false"/>
      <style:text-properties officeooo:rsid="001166b1" officeooo:paragraph-rsid="001aa8e2"/>
    </style:style>
    <style:style style:name="T1" style:family="text">
      <style:text-properties officeooo:rsid="000d4353"/>
    </style:style>
    <style:style style:name="T2" style:family="text">
      <style:text-properties officeooo:rsid="000d4bd6"/>
    </style:style>
    <style:style style:name="T3" style:family="text">
      <style:text-properties officeooo:rsid="000fdd8c"/>
    </style:style>
    <style:style style:name="T4" style:family="text">
      <style:text-properties officeooo:rsid="00115232"/>
    </style:style>
    <style:style style:name="T5" style:family="text">
      <style:text-properties officeooo:rsid="001166b1"/>
    </style:style>
    <style:style style:name="T6" style:family="text">
      <style:text-properties officeooo:rsid="0012851e"/>
    </style:style>
    <style:style style:name="T7" style:family="text">
      <style:text-properties officeooo:rsid="00159e13"/>
    </style:style>
    <style:style style:name="T8" style:family="text">
      <style:text-properties officeooo:rsid="00168a18"/>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182050"/>
    </style:style>
    <style:style style:name="T11" style:family="text">
      <style:text-properties officeooo:rsid="00184670"/>
    </style:style>
    <style:style style:name="T12" style:family="text">
      <style:text-properties officeooo:rsid="001a5b70"/>
    </style:style>
    <style:style style:name="T13" style:family="text">
      <style:text-properties style:text-position="super 58%"/>
    </style:style>
    <style:style style:name="T14" style:family="text">
      <style:text-properties style:text-position="super 58%" officeooo:rsid="0012851e"/>
    </style:style>
    <style:style style:name="T15" style:family="text">
      <style:text-properties style:text-position="super 58%" officeooo:rsid="001aa8e2"/>
    </style:style>
    <style:style style:name="T16"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de spécification</text:p>
      <text:p text:style-name="P3"><text:span text:style-name="T9">Description de message</text:span> </text:p>
      <text:p text:style-name="P3"/>
      <text:p text:style-name="P2">+---------------------------------------------------------------------------------------------------------------------+ <text:span text:style-name="T11">| <text:s/></text:span>Connexion <text:s/>| <text:s/>Type de messagerie| Numéro de messagerie| <text:span text:style-name="T1">Numéro de message | </text:span>ACK | Invitation |</text:p>
      <text:p text:style-name="P4"><text:span text:style-name="T11">| <text:s/></text:span>Demande de liste|------------------------------------------------------------------------------------------------<text:span text:style-name="T11">|</text:span> <text:s text:c="71"/><text:span text:style-name="T11">| ---------------------- <text:s text:c="39"/></text:span>‘Contenu’ <text:s text:c="71"/><text:span text:style-name="T11">|</text:span> <text:s text:c="2"/></text:p>
      <text:p text:style-name="P6"><text:span text:style-name="T11">|</text:span>_______________________________________________________________________________<text:span text:style-name="T11">|</text:span></text:p>
      <text:p text:style-name="P20">La longueur de l’entête est de 2+2+2+3+2+2+1=15 bits</text:p>
      <text:p text:style-name="P3"/>
      <text:p text:style-name="P6">Description globale : </text:p>
      <text:p text:style-name="P6">Dans notre protocol<text:span text:style-name="T2">e, nous avons des champs de connexion(2 bits), du type de messagerie(2 bits), du numéro de messagerie(2 bits), du numéro de message(3 bits), de l’ACK(2 bits), de l’invitation(2 bits) et de demande de liste(1 bit). Chaque champ va être expliqué précisément au-dessous. Par ailleurs, la longueur du champ ‘ contenu’ n’est pas défini, c’est-à-dire que le message dans notre protocole a une longueur variable.</text:span></text:p>
      <text:p text:style-name="P6"/>
      <text:p text:style-name="P3">1. Connexion/Déconnexion</text:p>
      <text:p text:style-name="P7"/>
      <text:p text:style-name="P7">+--------------+</text:p>
      <text:p text:style-name="P7"><text:span text:style-name="T10"><text:s/>| </text:span>Connexion <text:span text:style-name="T10">|</text:span></text:p>
      <text:p text:style-name="P7">+--------------+</text:p>
      <text:p text:style-name="P7">L<text:span text:style-name="T3">e champ </text:span>de connexion est pour indiquer l’état de connexion d’un client dont la longueur est 2 bits.</text:p>
      <text:p text:style-name="P10"><text:span text:style-name="T6">Il</text:span> est capable d’indiquer quatre états : </text:p>
      <text:p text:style-name="P10">a. Demande une connexion d’un client vers le serveur.</text:p>
      <text:p text:style-name="P10">b. Le serveur accepte la demande de connexion d’un client.</text:p>
      <text:p text:style-name="P10">c. Le serveur refuse la demande de connexion d’un client.</text:p>
      <text:p text:style-name="P10">d. Demande une déconnexion d’un client vers le serveur.</text:p>
      <text:p text:style-name="P10"/>
      <text:p text:style-name="P10">Les codes sont : a=00, b=01, c=10, d=11.</text:p>
      <text:p text:style-name="P10"/>
      <text:p text:style-name="P5"><text:span text:style-name="T8">2</text:span>. <text:span text:style-name="T5">Type de messagerie</text:span></text:p>
      <text:p text:style-name="P5"/>
      <text:p text:style-name="P9">+------------------------+</text:p>
      <text:p text:style-name="P9"><text:span text:style-name="T10"><text:s/>|Type de messagerie</text:span> <text:s/><text:span text:style-name="T10">|</text:span></text:p>
      <text:p text:style-name="P9">+------------------------+</text:p>
      <text:p text:style-name="P15">Le champ indique le type de messagerie :</text:p>
      <text:p text:style-name="P15">a. <text:span text:style-name="T6">M</text:span>essagerie publique.</text:p>
      <text:p text:style-name="P15">b. <text:span text:style-name="T6">M</text:span>essagerie privée et centralisée.</text:p>
      <text:p text:style-name="P15">c. <text:span text:style-name="T6">M</text:span>essagerie privée et décentralisée.</text:p>
      <text:p text:style-name="P15">d. <text:span text:style-name="T6">D</text:span>emande de quitter la messagerie en cours.</text:p>
      <text:p text:style-name="P15"/>
      <text:p text:style-name="P17">Il a une longueur de 2 bits.</text:p>
      <text:p text:style-name="P15">Les codes sont : a=00, b=01, c=10, d=11.</text:p>
      <text:p text:style-name="P3"/>
      <text:p text:style-name="P5"><text:span text:style-name="T8">3</text:span>. <text:span text:style-name="T5">Numéro de messagerie</text:span></text:p>
      <text:p text:style-name="P5"/>
      <text:p text:style-name="P9">+----------------------------+</text:p>
      <text:p text:style-name="P9"><text:span text:style-name="T10"><text:s/>| Numéro de messagerie</text:span> <text:span text:style-name="T10">|</text:span></text:p>
      <text:p text:style-name="P9">+----------------------------+</text:p>
      <text:p text:style-name="P15"><text:soft-page-break/>Le champ indique que de quelle messagerie ce message vient. <text:span text:style-name="T6">Il</text:span> a une longueur de 2 bits donc dans notre protocole nous pouvons avoir 1 messagerie publique et 4 messageries de chaque mode privé maximum(9 messageries en total).</text:p>
      <text:p text:style-name="P5"/>
      <text:p text:style-name="P5"/>
      <text:p text:style-name="P5"><text:span text:style-name="T8">4</text:span>. <text:span text:style-name="T5">Numéro de message</text:span></text:p>
      <text:p text:style-name="P5"/>
      <text:p text:style-name="P9">+----------------------------+</text:p>
      <text:p text:style-name="P9"><text:span text:style-name="T10"><text:s/>| Numéro de messagerie |</text:span></text:p>
      <text:p text:style-name="P9">+----------------------------+</text:p>
      <text:p text:style-name="P27">Le champ indique l’ordre de message et <text:span text:style-name="T6">il peut être utilisé dans le cas de renvoyer un message perdu ou erroné. Il a une longueur de 3 bits. Afin de numéroter tous les messages, il applique la méthode du module, c’est-à-dire que le champ ne peut que numéroter des messages de 0 à 7, quand le huitième message arrive, il sera numéroté comme 0. </text:span></text:p>
      <text:p text:style-name="P15"/>
      <text:p text:style-name="P17"><text:span text:style-name="T8">5</text:span>. ACK/NACK</text:p>
      <text:p text:style-name="P17"/>
      <text:p text:style-name="P9">+-------+</text:p>
      <text:p text:style-name="P9"><text:span text:style-name="T10"><text:s/>| ACK</text:span> <text:span text:style-name="T10">|</text:span></text:p>
      <text:p text:style-name="P9">+-------+</text:p>
      <text:p text:style-name="P17">Le champ nous permet de la fiabilité de la liaison avec le champ du numéro de message. Il a une longueur de 2 bits. </text:p>
      <text:p text:style-name="P18">Chaque fois l’émetteur envoie un message, le récepteur doit renvoyer un feed-back :</text:p>
      <text:p text:style-name="P18">a. L<text:span text:style-name="T6">e cas un message est bien reçu par un récepteur, ce dernier renverra un ‘</text:span>ACK<text:span text:style-name="T6">’.</text:span></text:p>
      <text:p text:style-name="P18">b. Le cas un message est erroné, le récepteur <text:span text:style-name="T7">enverra</text:span> un ‘NACK’.</text:p>
      <text:p text:style-name="P19">c. Le cas un message a été envoyé par l’émetteur et l’émetteur a envie d’une réponse du récepteur, mais l’é<text:span text:style-name="T7">metteur ne reçoit pas la répondu quand le temps d’attente est dépassé</text:span>, <text:span text:style-name="T7">a</text:span>lors l’émetteur va envoyer un ‘WAIT’ pour dire au récepteur qu’il n’a pas reçu la réponse du message, donc soit le récepteur env<text:span text:style-name="T7">er</text:span>ra une réponse ayant le même numéro de message que le dernier s’<text:span text:style-name="T7">i</text:span>l a déjà répondu, soit il env<text:span text:style-name="T7">er</text:span>ra une nouvelle réponse s’il n’a pas répondu au message.</text:p>
      <text:p text:style-name="P20">d. Le cas l’émetteur envoie un messager.</text:p>
      <text:p text:style-name="P20"/>
      <text:p text:style-name="P20">Les codes sont : <text:s/>a=01, b=10, c=11, d=00.</text:p>
      <text:p text:style-name="P3"/>
      <text:p text:style-name="P5"><text:span text:style-name="T8">6</text:span>. Accepter/Refuser une invitation</text:p>
      <text:p text:style-name="P5"/>
      <text:p text:style-name="P9">+-------------+</text:p>
      <text:p text:style-name="P9"><text:span text:style-name="T10"><text:s/>|</text:span> <text:span text:style-name="T3">Invitation</text:span> <text:s/><text:span text:style-name="T10">|</text:span></text:p>
      <text:p text:style-name="P9">+-------------+</text:p>
      <text:p text:style-name="P11">Le champ de l’invitation doit fonctionner avec le champ ‘contenu’ dont la longueur est 2 bits.</text:p>
      <text:p text:style-name="P11"><text:span text:style-name="T6">Il</text:span> indique 4 cas : </text:p>
      <text:p text:style-name="P11">a. <text:span text:style-name="T4">U</text:span>n utilisateur envoi une invitation au serveur portant une liste d<text:span text:style-name="T4">es noms d’utilisateur</text:span> dans le champ ‘contenu’ <text:span text:style-name="T4">pour que le serveur peut transférer l’invitation aux certaine utilisateurs.</text:span></text:p>
      <text:p text:style-name="P13">b. Le cas un client reçoit une invitation d’un autre client et il accepte l’invitation.</text:p>
      <text:p text:style-name="P13">c. Le cas un client reçoit une invitation d’un autre client et il refuse l’invitation.</text:p>
      <text:p text:style-name="P13">d. Le cas normal(aucune invitation n’est envoyée).</text:p>
      <text:p text:style-name="P13"/>
      <text:p text:style-name="P13">Les codes sont : a=11, b=01, c=10, d=00.</text:p>
      <text:p text:style-name="P13"/>
      <text:p text:style-name="P3"><text:span text:style-name="T8">7</text:span>. Demande de liste</text:p>
      <text:p text:style-name="P3"/>
      <text:p text:style-name="P8">+----------------------+</text:p>
      <text:p text:style-name="P8"><text:soft-page-break/><text:span text:style-name="T10"><text:s/>| Demande de liste</text:span> <text:s/><text:span text:style-name="T10">|</text:span></text:p>
      <text:p text:style-name="P8">+----------------------+</text:p>
      <text:p text:style-name="P10">L<text:span text:style-name="T3">e champ</text:span> de demande de liste est désignée pour qu’un client demande au serveur une liste des utilisateurs actuellement connectés, le serveur doit renvoyer la liste des noms d’utilisateur ainsi que leur statut. <text:span text:style-name="T6">Il a une longueur de 1 bit. Si le bit vaut 1, le client demande la liste, si le bit vaut 0, il ne demande pas la liste.</text:span></text:p>
      <text:p text:style-name="P10"/>
      <text:p text:style-name="P22">Exemples de message d’erreur</text:p>
      <text:p text:style-name="P12"/>
      <text:p text:style-name="P25">Dans notre protocole, les message d’erreur sont considérés comme les message normaux, ils sont stockés dans le champ ‘contenu’. S’il y a une erreur se produit, le champ ‘contenu’ ne porte que le message d’erreur. <text:span text:style-name="T12">Nous notons ‘message d’erreur’ MDE à la suite de cette spécification.</text:span></text:p>
      <text:p text:style-name="P25"/>
      <text:p text:style-name="P26">MDE1 : Le nom d’utilisateur est déjà utilisé. </text:p>
      <text:p text:style-name="P26"><text:tab/>Ce message apparaît quand la demande de connexion d’un client est refusé par le serveur car un client connecté a pris le même nom que le nouvel client veut utiliser.</text:p>
      <text:p text:style-name="P26"/>
      <text:p text:style-name="P26">MDE2 : Le serveur ne peut plus accueillir un nouvel client. </text:p>
      <text:p text:style-name="P26"><text:tab/>Ce message apparaît quand le serveur a un nombre maximal de client connectés.</text:p>
      <text:p text:style-name="P26"/>
      <text:p text:style-name="P26">MDE3 : </text:p>
      <text:p text:style-name="P14"><text:s/></text:p>
      <text:p text:style-name="P21"/>
      <text:p text:style-name="P2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0T09:03:53.635789508</meta:creation-date>
    <dc:date>2017-02-11T14:50:36.317396426</dc:date>
    <meta:editing-duration>PT7M33S</meta:editing-duration>
    <meta:editing-cycles>2</meta:editing-cycles>
    <meta:generator>LibreOffice/5.1.4.2$Linux_X86_64 LibreOffice_project/10m0$Build-2</meta:generator>
    <meta:document-statistic meta:table-count="0" meta:image-count="0" meta:object-count="0" meta:page-count="3" meta:paragraph-count="75" meta:word-count="839" meta:character-count="5439" meta:non-whitespace-character-count="4479"/>
  </office:meta>
</office:document-meta>
</file>